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Technical Project 2008</text:p>
      <text:p text:style-name="P8">__________</text:p>
      <text:p text:style-name="P8"/>
      <text:p text:style-name="P10">Virtualization for autonomous administration of servers</text:p>
      <text:p text:style-name="P8"/>
      <text:p text:style-name="P8">Presentation of Technical Project</text:p>
      <text:p text:style-name="P9"/>
      <text:p text:style-name="P9"/>
      <text:p text:style-name="P4"><text:a xlink:type="simple" xlink:href="mailto:jlouisy@etu.enseeiht.fr"><text:span text:style-name="T2">Client supervisor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lient co-supervisor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Industrial Supervisor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Team Leader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Students </text:span></text:a><text:a xlink:type="simple" xlink:href="mailto:jlouisy@etu.enseeiht.fr"><text:span text:style-name="T1">: </text:span></text:a></text:p>
      <text:list text:style-name="L1">
        <text:list-item>
          <text:p text:style-name="P15"><text:a xlink:type="simple" xlink:href="mailto:jlouisy@etu.enseeiht.fr"><text:span text:style-name="T1">Julien Louisy</text:span></text:a></text:p>
        </text:list-item>
        <text:list-item>
          <text:p text:style-name="P15"><text:a xlink:type="simple" xlink:href="mailto:jlouisy@etu.enseeiht.fr"><text:span text:style-name="T1">Julien Clariond</text:span></text:a></text:p>
        </text:list-item>
        <text:list-item>
          <text:p text:style-name="P15"><text:a xlink:type="simple" xlink:href="mailto:jlouisy@etu.enseeiht.fr"><text:span text:style-name="T1">Hery Randriamanamihaga</text:span></text:a></text:p>
        </text:list-item>
        <text:list-item>
          <text:p text:style-name="P15"><text:a xlink:type="simple" xlink:href="mailto:jlouisy@etu.enseeiht.fr"><text:span text:style-name="T1">Ezequiel Geremia</text:span></text:a></text:p>
        </text:list-item>
        <text:list-item>
          <text:p text:style-name="P15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3">1 - Niveau 1<text:tab/>3</text:p>
          <text:p text:style-name="P12">1.1 - Niveau 2<text:tab/>3</text:p>
          <text:p text:style-name="P14">1.1.1 - Niveau 3<text:tab/>3</text:p>
        </text:index-body>
      </text:table-of-content>
      <text:p text:style-name="Standard"/>
      <text:h text:style-name="P20" text:outline-level="1">Technical abstract</text:h>
      <text:p text:style-name="Text_20_body"/>
      <text:h text:style-name="Heading_20_1" text:outline-level="1">Description of the project</text:h>
      <text:h text:style-name="Heading_20_2" text:outline-level="2">Aims and challenges</text:h>
      <text:p text:style-name="Text_20_body">Virtualization allows the execution of multiple Operating Systems on a single physical host.</text:p>
      <text:h text:style-name="Heading_20_2" text:outline-level="2">Problems</text:h>
      <text:h text:style-name="Heading_20_2" text:outline-level="2">Methods</text:h>
      <text:h text:style-name="Heading_20_1" text:outline-level="1">Role distribution</text:h>
      <text:h text:style-name="Heading_20_1" text:outline-level="1">Keywords</text:h>
      <text:p text:style-name="Text_20_body">Operating System, Virtualization, Hypervisor, Autonomous Administration, Component-Based Software Engine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3T15:25:44</dc:date>
    <meta:editing-cycles>6</meta:editing-cycles>
    <meta:editing-duration>PT3H22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0" meta:word-count="112" meta:character-count="946"/>
  </office:meta>
</office:document-meta>
</file>